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0084d1" draw:fill="solid" draw:fill-color="#0084d1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cm" svg:height="3.1cm" svg:x="1.9cm" svg:y="24.9cm">
          <text:p text:style-name="P1">MotherBoard (Placa Principal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4cm" svg:x="16.1cm" svg:y="22.5cm">
          <text:p text:style-name="P1">Dispositivo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4cm" svg:x="1.9cm" svg:y="22.5cm">
          <text:p text:style-name="P1">Memóri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3cm" svg:height="2.4cm" svg:x="6.3cm" svg:y="22.5cm">
          <text:p text:style-name="P1">Processado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cm" svg:height="1.2cm" svg:x="5.9cm" svg:y="23.7cm">
          <text:p text:style-name="P1"><text:span text:style-name="T1">Unidade </text:span></text:p>
          <text:p text:style-name="P1"><text:span text:style-name="T1">de </text:span></text:p>
          <text:p text:style-name="P1"><text:span text:style-name="T1">control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1cm" svg:height="1.7cm" svg:x="12.5cm" svg:y="20.8cm">
          <text:p text:style-name="P3"><text:span text:style-name="T2">Registradore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9cm" svg:height="1.7cm" svg:x="9.185cm" svg:y="20.8cm">
          <text:p text:style-name="P3"><text:span text:style-name="T2">Registradores</text:span></text:p>
          <text:p text:style-name="P3"><text:span text:style-name="T2">Auxiliare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46cm" svg:height="1.7cm" svg:x="6.303cm" svg:y="20.8cm">
          <text:p text:style-name="P3"><text:span text:style-name="T2">Unidades</text:span></text:p>
          <text:p text:style-name="P3"><text:span text:style-name="T2">Funcionai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note </meta:initial-creator>
    <meta:creation-date>2014-12-18T21:15:26.992237763</meta:creation-date>
    <dc:date>2014-12-18T21:21:03.571222474</dc:date>
    <dc:creator>maxnote </dc:creator>
    <meta:editing-duration>P0D</meta:editing-duration>
    <meta:editing-cycles>1</meta:editing-cycles>
    <meta:document-statistic meta:object-count="8"/>
    <meta:generator>LibreOffice/4.2.7.2$Linux_X86_64 LibreOffice_project/420m0$Build-2</meta:generator>
  </office:meta>
</office:document-meta>
</file>